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4.45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4.834cm"/>
    </style:style>
    <style:style style:name="gr6" style:family="graphic" style:parent-style-name="standard">
      <style:graphic-properties draw:textarea-horizontal-align="justify" draw:textarea-vertical-align="middle" draw:auto-grow-height="false" fo:min-height="2.917cm" fo:min-width="4.71cm"/>
    </style:style>
    <style:style style:name="gr7" style:family="graphic" style:parent-style-name="standard">
      <style:graphic-properties draw:textarea-horizontal-align="justify" draw:textarea-vertical-align="middle" draw:auto-grow-height="false" fo:min-height="3.006cm" fo:min-width="4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3.048cm" svg:x="2.778cm" svg:y="5.826cm">
          <text:p text:style-name="P1">Part 1</text:p>
          <text:p text:style-name="P1">IGRA2/ISD</text:p>
          <text:p text:style-name="P1">URL获取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826cm" svg:height="3.175cm" svg:x="13.7cm" svg:y="9.255cm">
          <text:p text:style-name="P1">Part 2 </text:p>
          <text:p text:style-name="P1">wget</text:p>
          <text:p text:style-name="P1">文件下载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4.953cm" svg:height="3.175cm" draw:transform="skewX (0.0106465084371654) translate (3.066cm 12.938cm)">
          <text:p text:style-name="P1">Part 3</text:p>
          <text:p text:style-name="P1">压缩包解压模块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curve" svg:x1="5.191cm" svg:y1="8.874cm" svg:x2="13.7cm" svg:y2="10.843cm" draw:start-shape="id1" draw:start-glue-point="6" draw:end-shape="id2" draw:end-glue-point="5" svg:d="M5191 8874c0 1313 2836 1969 8509 1969" svg:viewBox="0 0 8510 1970">
          <text:p/>
        </draw:connector>
        <draw:connector draw:style-name="gr4" draw:text-style-name="P2" draw:layer="layout" draw:type="curve" svg:x1="16.113cm" svg:y1="12.43cm" svg:x2="8.003cm" svg:y2="14.526cm" draw:start-shape="id2" draw:start-glue-point="6" draw:end-shape="id3" draw:end-glue-point="7" svg:d="M16113 12430c0 1398-2703 2096-8110 2096" svg:viewBox="0 0 8111 2097">
          <text:p/>
        </draw:connector>
        <draw:custom-shape draw:style-name="gr5" draw:text-style-name="P1" xml:id="id4" draw:id="id4" draw:layer="layout" svg:width="5.334cm" svg:height="3.302cm" svg:x="12.938cm" svg:y="16.875cm">
          <text:p text:style-name="P1">Part 4</text:p>
          <text:p text:style-name="P1">数据预处理模块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curve" svg:x1="5.509cm" svg:y1="16.113cm" svg:x2="12.938cm" svg:y2="18.526cm" draw:start-shape="id3" draw:start-glue-point="6" draw:end-shape="id4" draw:end-glue-point="5" svg:d="M5509 16113c0 1609 2476 2413 7429 2413" svg:viewBox="0 0 7430 2414">
          <text:p/>
        </draw:connector>
        <draw:custom-shape draw:style-name="gr6" draw:text-style-name="P1" xml:id="id5" draw:id="id5" draw:layer="layout" svg:width="6.477cm" svg:height="3.937cm" svg:x="2.651cm" svg:y="20.431cm">
          <text:p text:style-name="P1">/data/***/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2" draw:layer="layout" draw:type="curve" svg:x1="15.605cm" svg:y1="20.177cm" svg:x2="9.128cm" svg:y2="22.399cm" draw:start-shape="id4" draw:start-glue-point="6" draw:end-shape="id5" draw:end-glue-point="1" svg:d="M15605 20177c0 1482-2159 2222-6477 2222" svg:viewBox="0 0 6478 2223">
          <text:p/>
        </draw:connector>
        <draw:custom-shape draw:style-name="gr7" draw:text-style-name="P1" xml:id="id6" draw:id="id6" draw:layer="layout" svg:width="4.699cm" svg:height="4.064cm" svg:x="13.446cm" svg:y="2.778cm">
          <text:p text:style-name="P1">站点ID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4" draw:text-style-name="P2" draw:layer="layout" draw:type="curve" svg:x1="13.446cm" svg:y1="4.81cm" svg:x2="7.604cm" svg:y2="7.35cm" draw:start-shape="id6" draw:start-glue-point="5" draw:end-shape="id1" draw:end-glue-point="7" svg:d="M13446 4810c-4381 0-1461 2540-5842 2540" svg:viewBox="0 0 5843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0:45:36.043506179</meta:creation-date>
    <dc:date>2018-01-02T11:25:18.663373488</dc:date>
    <meta:editing-duration>PT10M14S</meta:editing-duration>
    <meta:editing-cycles>8</meta:editing-cycles>
    <meta:generator>LibreOffice/5.4.4.2$Linux_X86_64 LibreOffice_project/40m0$Build-2</meta:generator>
    <meta:document-statistic meta:object-count="11"/>
  </office:meta>
</office:document-meta>
</file>